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a8124" officeooo:paragraph-rsid="001a8124"/>
    </style:style>
    <style:style style:name="P2" style:family="paragraph" style:parent-style-name="Standard">
      <style:text-properties fo:font-size="24pt" officeooo:rsid="001a8124" officeooo:paragraph-rsid="001a8124"/>
    </style:style>
    <style:style style:name="P3" style:family="paragraph" style:parent-style-name="Standard">
      <style:text-properties fo:font-size="18pt" officeooo:rsid="001a8124" officeooo:paragraph-rsid="001a8124"/>
    </style:style>
    <style:style style:name="P4" style:family="paragraph" style:parent-style-name="Standard">
      <style:text-properties fo:font-size="14pt" officeooo:rsid="001a8124" officeooo:paragraph-rsid="001a8124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size="10pt" officeooo:rsid="00832bf5" officeooo:paragraph-rsid="00832bf5"/>
    </style:style>
    <style:style style:name="P8" style:family="paragraph" style:parent-style-name="Standard">
      <style:text-properties fo:font-size="14pt" officeooo:rsid="001a8124" officeooo:paragraph-rsid="0083213c"/>
    </style:style>
    <style:style style:name="P9" style:family="paragraph" style:parent-style-name="Standard">
      <style:text-properties fo:font-size="14pt" officeooo:rsid="00832bf5" officeooo:paragraph-rsid="00832bf5"/>
    </style:style>
    <style:style style:name="P10" style:family="paragraph" style:parent-style-name="Standard">
      <style:text-properties fo:font-size="20pt" officeooo:rsid="0083213c" officeooo:paragraph-rsid="0083213c"/>
    </style:style>
    <style:style style:name="P11" style:family="paragraph" style:parent-style-name="Standard">
      <style:text-properties fo:font-size="12pt" officeooo:rsid="00668f51" officeooo:paragraph-rsid="00668f51"/>
    </style:style>
    <style:style style:name="P12" style:family="paragraph" style:parent-style-name="Standard">
      <style:text-properties fo:font-size="10pt" officeooo:rsid="001a8124" officeooo:paragraph-rsid="001a8124"/>
    </style:style>
    <style:style style:name="P13" style:family="paragraph" style:parent-style-name="Text_20_body" style:list-style-name="L1">
      <style:text-properties officeooo:rsid="001a8124" officeooo:paragraph-rsid="0036f8ec"/>
    </style:style>
    <style:style style:name="P14" style:family="paragraph" style:parent-style-name="Text_20_body" style:list-style-name="L1">
      <style:text-properties officeooo:rsid="00209a18" officeooo:paragraph-rsid="00209a18"/>
    </style:style>
    <style:style style:name="P15" style:family="paragraph" style:parent-style-name="Text_20_body" style:list-style-name="L1">
      <style:text-properties officeooo:rsid="0026f5f2" officeooo:paragraph-rsid="0026f5f2"/>
    </style:style>
    <style:style style:name="P16" style:family="paragraph" style:parent-style-name="Text_20_body" style:list-style-name="L1">
      <style:text-properties officeooo:rsid="0027d955" officeooo:paragraph-rsid="0027d955"/>
    </style:style>
    <style:style style:name="P17" style:family="paragraph" style:parent-style-name="Text_20_body" style:list-style-name="L1">
      <style:text-properties officeooo:rsid="002e7167" officeooo:paragraph-rsid="002e7167"/>
    </style:style>
    <style:style style:name="P18" style:family="paragraph" style:parent-style-name="Text_20_body" style:list-style-name="L1">
      <style:text-properties officeooo:rsid="00389ed4" officeooo:paragraph-rsid="00389ed4"/>
    </style:style>
    <style:style style:name="P19" style:family="paragraph" style:parent-style-name="Text_20_body" style:list-style-name="L1">
      <style:text-properties officeooo:rsid="003d62ec" officeooo:paragraph-rsid="003d62ec"/>
    </style:style>
    <style:style style:name="P20" style:family="paragraph" style:parent-style-name="Text_20_body" style:list-style-name="L1">
      <style:text-properties officeooo:rsid="0042ed64" officeooo:paragraph-rsid="0042ed64"/>
    </style:style>
    <style:style style:name="P21" style:family="paragraph" style:parent-style-name="Text_20_body" style:list-style-name="L1">
      <style:text-properties officeooo:rsid="004ae399" officeooo:paragraph-rsid="004ae399"/>
    </style:style>
    <style:style style:name="P22" style:family="paragraph" style:parent-style-name="Text_20_body" style:list-style-name="L1">
      <style:text-properties officeooo:rsid="006185a7" officeooo:paragraph-rsid="006185a7"/>
    </style:style>
    <style:style style:name="P23" style:family="paragraph" style:parent-style-name="Text_20_body" style:list-style-name="L1">
      <style:text-properties officeooo:rsid="00633e10" officeooo:paragraph-rsid="00633e10"/>
    </style:style>
    <style:style style:name="P24" style:family="paragraph" style:parent-style-name="Text_20_body" style:list-style-name="L2">
      <style:text-properties officeooo:rsid="00472008" officeooo:paragraph-rsid="00472008"/>
    </style:style>
    <style:style style:name="P25" style:family="paragraph" style:parent-style-name="Text_20_body" style:list-style-name="L2">
      <style:text-properties officeooo:paragraph-rsid="001a8124"/>
    </style:style>
    <style:style style:name="P26" style:family="paragraph" style:parent-style-name="Text_20_body" style:list-style-name="L2">
      <style:text-properties officeooo:rsid="003547b4" officeooo:paragraph-rsid="003547b4"/>
    </style:style>
    <style:style style:name="P27" style:family="paragraph" style:parent-style-name="Text_20_body" style:list-style-name="L2">
      <style:text-properties officeooo:rsid="001bab2f" officeooo:paragraph-rsid="001bab2f"/>
    </style:style>
    <style:style style:name="P28" style:family="paragraph" style:parent-style-name="Text_20_body" style:list-style-name="L2">
      <style:text-properties officeooo:rsid="001e39b2" officeooo:paragraph-rsid="001e39b2"/>
    </style:style>
    <style:style style:name="P29" style:family="paragraph" style:parent-style-name="Text_20_body" style:list-style-name="L2">
      <style:text-properties officeooo:rsid="001f7e19" officeooo:paragraph-rsid="001f7e19"/>
    </style:style>
    <style:style style:name="P30" style:family="paragraph" style:parent-style-name="Text_20_body" style:list-style-name="L2">
      <style:text-properties officeooo:rsid="005ee87b" officeooo:paragraph-rsid="005ee87b"/>
    </style:style>
    <style:style style:name="P31" style:family="paragraph" style:parent-style-name="Text_20_body" style:list-style-name="L2">
      <style:text-properties officeooo:rsid="002378f8" officeooo:paragraph-rsid="002378f8"/>
    </style:style>
    <style:style style:name="P32" style:family="paragraph" style:parent-style-name="Text_20_body" style:list-style-name="L2">
      <style:text-properties officeooo:rsid="002b1eb2" officeooo:paragraph-rsid="002b1eb2"/>
    </style:style>
    <style:style style:name="P33" style:family="paragraph" style:parent-style-name="Text_20_body" style:list-style-name="L2">
      <style:text-properties officeooo:rsid="0049e4cb" officeooo:paragraph-rsid="0049e4cb"/>
    </style:style>
    <style:style style:name="P34" style:family="paragraph" style:parent-style-name="Text_20_body" style:list-style-name="L2">
      <style:text-properties officeooo:rsid="0051c54d" officeooo:paragraph-rsid="0051c54d"/>
    </style:style>
    <style:style style:name="P35" style:family="paragraph" style:parent-style-name="Text_20_body" style:list-style-name="L2">
      <style:text-properties officeooo:rsid="0053323c" officeooo:paragraph-rsid="0053323c"/>
    </style:style>
    <style:style style:name="P36" style:family="paragraph" style:parent-style-name="Text_20_body" style:list-style-name="L2">
      <style:text-properties officeooo:rsid="004ae399" officeooo:paragraph-rsid="004ae399"/>
    </style:style>
    <style:style style:name="P37" style:family="paragraph" style:parent-style-name="Text_20_body" style:list-style-name="L2">
      <style:text-properties officeooo:rsid="004c025d" officeooo:paragraph-rsid="004c025d"/>
    </style:style>
    <style:style style:name="P38" style:family="paragraph" style:parent-style-name="Text_20_body" style:list-style-name="L2">
      <style:text-properties officeooo:rsid="004c025d" officeooo:paragraph-rsid="005af365"/>
    </style:style>
    <style:style style:name="P39" style:family="paragraph" style:parent-style-name="Text_20_body" style:list-style-name="L2">
      <style:text-properties officeooo:rsid="006185a7" officeooo:paragraph-rsid="006185a7"/>
    </style:style>
    <style:style style:name="P40" style:family="paragraph" style:parent-style-name="Text_20_body" style:list-style-name="L3">
      <style:text-properties officeooo:rsid="001c4272" officeooo:paragraph-rsid="001c4272"/>
    </style:style>
    <style:style style:name="P41" style:family="paragraph" style:parent-style-name="Text_20_body" style:list-style-name="L3">
      <style:text-properties officeooo:rsid="00238de0" officeooo:paragraph-rsid="00238de0"/>
    </style:style>
    <style:style style:name="P42" style:family="paragraph" style:parent-style-name="Text_20_body" style:list-style-name="L3">
      <style:text-properties officeooo:rsid="003e2739" officeooo:paragraph-rsid="003e2739"/>
    </style:style>
    <style:style style:name="P43" style:family="paragraph" style:parent-style-name="Text_20_body" style:list-style-name="L3">
      <style:text-properties officeooo:rsid="0042ed64" officeooo:paragraph-rsid="0042ed64"/>
    </style:style>
    <style:style style:name="P44" style:family="paragraph" style:parent-style-name="Text_20_body" style:list-style-name="L3">
      <style:text-properties officeooo:rsid="0043dad2" officeooo:paragraph-rsid="0043dad2"/>
    </style:style>
    <style:style style:name="P45" style:family="paragraph" style:parent-style-name="Text_20_body" style:list-style-name="L3">
      <style:text-properties officeooo:rsid="005b57c6" officeooo:paragraph-rsid="005b57c6"/>
    </style:style>
    <style:style style:name="P46" style:family="paragraph" style:parent-style-name="Text_20_body" style:list-style-name="L3">
      <style:text-properties officeooo:paragraph-rsid="00633e10"/>
    </style:style>
    <style:style style:name="P47" style:family="paragraph" style:parent-style-name="Text_20_body" style:list-style-name="L4">
      <style:text-properties officeooo:rsid="001e39b2" officeooo:paragraph-rsid="001e39b2"/>
    </style:style>
    <style:style style:name="P48" style:family="paragraph" style:parent-style-name="Text_20_body" style:list-style-name="L4">
      <style:text-properties officeooo:rsid="004bdfaf" officeooo:paragraph-rsid="004bdfaf"/>
    </style:style>
    <style:style style:name="P49" style:family="paragraph" style:parent-style-name="Text_20_body" style:list-style-name="L4">
      <style:text-properties officeooo:rsid="0021ec88" officeooo:paragraph-rsid="0021ec88"/>
    </style:style>
    <style:style style:name="P50" style:family="paragraph" style:parent-style-name="Text_20_body" style:list-style-name="L4">
      <style:text-properties officeooo:rsid="0025454e" officeooo:paragraph-rsid="0025454e"/>
    </style:style>
    <style:style style:name="P51" style:family="paragraph" style:parent-style-name="Text_20_body" style:list-style-name="L4">
      <style:text-properties officeooo:rsid="0032b59b" officeooo:paragraph-rsid="0032b59b"/>
    </style:style>
    <style:style style:name="P52" style:family="paragraph" style:parent-style-name="Text_20_body" style:list-style-name="L4">
      <style:text-properties officeooo:rsid="00295cfa" officeooo:paragraph-rsid="00295cfa"/>
    </style:style>
    <style:style style:name="P53" style:family="paragraph" style:parent-style-name="Text_20_body" style:list-style-name="L4">
      <style:text-properties officeooo:rsid="0039f1c4" officeooo:paragraph-rsid="0039f1c4"/>
    </style:style>
    <style:style style:name="P54" style:family="paragraph" style:parent-style-name="Text_20_body" style:list-style-name="L4">
      <style:text-properties officeooo:rsid="002d1c5a" officeooo:paragraph-rsid="002d1c5a"/>
    </style:style>
    <style:style style:name="P55" style:family="paragraph" style:parent-style-name="Text_20_body" style:list-style-name="L4">
      <style:text-properties officeooo:rsid="003c3294" officeooo:paragraph-rsid="003c3294"/>
    </style:style>
    <style:style style:name="P56" style:family="paragraph" style:parent-style-name="Text_20_body" style:list-style-name="L4">
      <style:text-properties officeooo:rsid="00445c4e" officeooo:paragraph-rsid="00445c4e"/>
    </style:style>
    <style:style style:name="P57" style:family="paragraph" style:parent-style-name="Text_20_body" style:list-style-name="L4">
      <style:text-properties officeooo:rsid="004911ff" officeooo:paragraph-rsid="004911ff"/>
    </style:style>
    <style:style style:name="P58" style:family="paragraph" style:parent-style-name="Text_20_body" style:list-style-name="L4">
      <style:text-properties officeooo:rsid="0050f726" officeooo:paragraph-rsid="0050f726"/>
    </style:style>
    <style:style style:name="P59" style:family="paragraph" style:parent-style-name="Text_20_body" style:list-style-name="L4">
      <style:text-properties officeooo:rsid="005e1dfb" officeooo:paragraph-rsid="005e1dfb"/>
    </style:style>
    <style:style style:name="P60" style:family="paragraph" style:parent-style-name="Text_20_body">
      <style:text-properties officeooo:rsid="005e1dfb" officeooo:paragraph-rsid="005e1dfb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Text_20_body" style:list-style-name="L5">
      <style:text-properties officeooo:rsid="0071be5f" officeooo:paragraph-rsid="0071be5f"/>
    </style:style>
    <style:style style:name="P63" style:family="paragraph" style:parent-style-name="Text_20_body" style:list-style-name="L5">
      <style:text-properties officeooo:rsid="0071be5f" officeooo:paragraph-rsid="0073a4b8"/>
    </style:style>
    <style:style style:name="P64" style:family="paragraph" style:parent-style-name="Text_20_body" style:list-style-name="L5">
      <style:text-properties officeooo:rsid="00704ed2" officeooo:paragraph-rsid="00704ed2"/>
    </style:style>
    <style:style style:name="P65" style:family="paragraph" style:parent-style-name="Text_20_body" style:list-style-name="L5">
      <loext:graphic-properties draw:fill="solid" draw:fill-color="#ffd7d7" draw:opacity="100%"/>
      <style:paragraph-properties fo:background-color="#ffd7d7"/>
      <style:text-properties officeooo:rsid="00704f72" officeooo:paragraph-rsid="00704f72"/>
    </style:style>
    <style:style style:name="P66" style:family="paragraph" style:parent-style-name="Text_20_body" style:list-style-name="L5">
      <style:text-properties officeooo:rsid="0074c662" officeooo:paragraph-rsid="0074c662"/>
    </style:style>
    <style:style style:name="P67" style:family="paragraph" style:parent-style-name="Text_20_body" style:list-style-name="L5">
      <style:text-properties officeooo:rsid="007672cb" officeooo:paragraph-rsid="007672cb"/>
    </style:style>
    <style:style style:name="P68" style:family="paragraph" style:parent-style-name="Text_20_body" style:list-style-name="L5">
      <style:text-properties officeooo:rsid="0080f109" officeooo:paragraph-rsid="0080f109"/>
    </style:style>
    <style:style style:name="P69" style:family="paragraph" style:parent-style-name="Text_20_body" style:list-style-name="L6">
      <style:text-properties officeooo:rsid="006c8003" officeooo:paragraph-rsid="006c8003"/>
    </style:style>
    <style:style style:name="P70" style:family="paragraph" style:parent-style-name="Text_20_body" style:list-style-name="L6">
      <style:text-properties officeooo:rsid="006d8442" officeooo:paragraph-rsid="006d8442"/>
    </style:style>
    <style:style style:name="P71" style:family="paragraph" style:parent-style-name="Text_20_body" style:list-style-name="L6">
      <style:text-properties officeooo:rsid="006e9c17" officeooo:paragraph-rsid="006e9c17"/>
    </style:style>
    <style:style style:name="P72" style:family="paragraph" style:parent-style-name="Text_20_body" style:list-style-name="L6">
      <style:text-properties officeooo:rsid="00704f72" officeooo:paragraph-rsid="00704f72"/>
    </style:style>
    <style:style style:name="P73" style:family="paragraph" style:parent-style-name="Text_20_body" style:list-style-name="L6">
      <style:text-properties officeooo:rsid="0080f109" officeooo:paragraph-rsid="0080f109"/>
    </style:style>
    <style:style style:name="P74" style:family="paragraph" style:parent-style-name="Text_20_body" style:list-style-name="L7">
      <style:text-properties officeooo:rsid="007b9b7a" officeooo:paragraph-rsid="007b9b7a"/>
    </style:style>
    <style:style style:name="P75" style:family="paragraph" style:parent-style-name="Text_20_body">
      <style:text-properties officeooo:rsid="008232fe" officeooo:paragraph-rsid="008232fe"/>
    </style:style>
    <style:style style:name="T1" style:family="text">
      <style:text-properties officeooo:rsid="00668f51"/>
    </style:style>
    <style:style style:name="T2" style:family="text">
      <style:text-properties officeooo:rsid="001a8124"/>
    </style:style>
    <style:style style:name="T3" style:family="text">
      <style:text-properties officeooo:rsid="00417bff"/>
    </style:style>
    <style:style style:name="T4" style:family="text">
      <style:text-properties officeooo:rsid="005df92c"/>
    </style:style>
    <style:style style:name="T5" style:family="text">
      <style:text-properties officeooo:rsid="002f204e"/>
    </style:style>
    <style:style style:name="T6" style:family="text">
      <style:text-properties officeooo:rsid="00512077"/>
    </style:style>
    <style:style style:name="T7" style:family="text">
      <style:text-properties officeooo:rsid="00453f56"/>
    </style:style>
    <style:style style:name="T8" style:family="text">
      <style:text-properties officeooo:rsid="005563c7"/>
    </style:style>
    <style:style style:name="T9" style:family="text">
      <style:text-properties officeooo:rsid="00447102"/>
    </style:style>
    <style:style style:name="T10" style:family="text">
      <style:text-properties officeooo:rsid="0027fc3e"/>
    </style:style>
    <style:style style:name="T11" style:family="text">
      <style:text-properties officeooo:rsid="004f24b4"/>
    </style:style>
    <style:style style:name="T12" style:family="text">
      <style:text-properties officeooo:rsid="00537c10"/>
    </style:style>
    <style:style style:name="T13" style:family="text">
      <style:text-properties officeooo:rsid="00637f1a"/>
    </style:style>
    <style:style style:name="T14" style:family="text">
      <style:text-properties officeooo:rsid="005af365"/>
    </style:style>
    <style:style style:name="T15" style:family="text">
      <style:text-properties officeooo:rsid="00605721"/>
    </style:style>
    <style:style style:name="T16" style:family="text">
      <style:text-properties officeooo:rsid="005a37b2"/>
    </style:style>
    <style:style style:name="T17" style:family="text">
      <style:text-properties officeooo:rsid="0030d40c"/>
    </style:style>
    <style:style style:name="T18" style:family="text">
      <style:text-properties officeooo:rsid="00633e10"/>
    </style:style>
    <style:style style:name="T19" style:family="text">
      <style:text-properties officeooo:rsid="0029619b"/>
    </style:style>
    <style:style style:name="T20" style:family="text">
      <style:text-properties officeooo:rsid="0063836a"/>
    </style:style>
    <style:style style:name="T21" style:family="text">
      <style:text-properties officeooo:rsid="002d64ca"/>
    </style:style>
    <style:style style:name="T22" style:family="text">
      <style:text-properties officeooo:rsid="0032b59b"/>
    </style:style>
    <style:style style:name="T23" style:family="text">
      <style:text-properties officeooo:rsid="005f760c"/>
    </style:style>
    <style:style style:name="T24" style:family="text">
      <style:text-properties officeooo:rsid="00334891"/>
    </style:style>
    <style:style style:name="T25" style:family="text">
      <style:text-properties officeooo:rsid="00602f81"/>
    </style:style>
    <style:style style:name="T26" style:family="text">
      <style:text-properties officeooo:rsid="003bb0e9"/>
    </style:style>
    <style:style style:name="T27" style:family="text">
      <style:text-properties officeooo:rsid="00575200"/>
    </style:style>
    <style:style style:name="T28" style:family="text">
      <style:text-properties officeooo:rsid="0039f1c4"/>
    </style:style>
    <style:style style:name="T29" style:family="text">
      <style:text-properties officeooo:rsid="0058d02c"/>
    </style:style>
    <style:style style:name="T30" style:family="text">
      <style:text-properties officeooo:rsid="003e039c"/>
    </style:style>
    <style:style style:name="T31" style:family="text">
      <style:text-properties officeooo:rsid="004db82e"/>
    </style:style>
    <style:style style:name="T32" style:family="text">
      <style:text-properties officeooo:rsid="005c592e"/>
    </style:style>
    <style:style style:name="T33" style:family="text">
      <style:text-properties officeooo:rsid="007672cb"/>
    </style:style>
    <style:style style:name="T34" style:family="text">
      <style:text-properties officeooo:rsid="007d586e"/>
    </style:style>
    <style:style style:name="T35" style:family="text">
      <style:text-properties officeooo:rsid="0077d46e"/>
    </style:style>
    <style:style style:name="T36" style:family="text">
      <style:text-properties officeooo:rsid="007dbb36"/>
    </style:style>
    <style:style style:name="T37" style:family="text">
      <style:text-properties officeooo:rsid="007b22ae"/>
    </style:style>
    <style:style style:name="T38" style:family="text">
      <style:text-properties officeooo:rsid="007f27e5"/>
    </style:style>
    <style:style style:name="T39" style:family="text">
      <style:text-properties officeooo:rsid="0071be5f"/>
    </style:style>
    <style:style style:name="T40" style:family="text">
      <style:text-properties officeooo:rsid="006e9c17"/>
    </style:style>
    <style:style style:name="T41" style:family="text">
      <style:text-properties officeooo:rsid="00775fa4"/>
    </style:style>
    <style:style style:name="T42" style:family="text">
      <style:text-properties officeooo:rsid="007d766c"/>
    </style:style>
    <style:style style:name="T43" style:family="text">
      <style:text-properties officeooo:rsid="007e0a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vious years </text:p>
      <text:p text:style-name="P2">Question’s Summery 20</text:p>
      <text:p text:style-name="P3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5"><text:a xlink:type="simple" xlink:href="#__RefHeading___Toc448_667761313" text:style-name="Index_20_Link" text:visited-style-name="Index_20_Link">Belal Sir<text:tab/>2</text:a></text:p>
          <text:p text:style-name="P6"><text:a xlink:type="simple" xlink:href="#__RefHeading___Toc450_667761313" text:style-name="Index_20_Link" text:visited-style-name="Index_20_Link">Definition<text:tab/>2</text:a></text:p>
          <text:p text:style-name="P6"><text:a xlink:type="simple" xlink:href="#__RefHeading___Toc452_667761313" text:style-name="Index_20_Link" text:visited-style-name="Index_20_Link">Description<text:tab/>3</text:a></text:p>
          <text:p text:style-name="P6"><text:a xlink:type="simple" xlink:href="#__RefHeading___Toc454_667761313" text:style-name="Index_20_Link" text:visited-style-name="Index_20_Link">Proof<text:tab/>3</text:a></text:p>
          <text:p text:style-name="P6"><text:a xlink:type="simple" xlink:href="#__RefHeading___Toc456_667761313" text:style-name="Index_20_Link" text:visited-style-name="Index_20_Link">Pure Math<text:tab/>3</text:a></text:p>
          <text:p text:style-name="P5"><text:a xlink:type="simple" xlink:href="#__RefHeading___Toc458_667761313" text:style-name="Index_20_Link" text:visited-style-name="Index_20_Link">Masud Sir<text:tab/>5</text:a></text:p>
          <text:p text:style-name="P6"><text:a xlink:type="simple" xlink:href="#__RefHeading___Toc460_667761313" text:style-name="Index_20_Link" text:visited-style-name="Index_20_Link">Definition<text:tab/>5</text:a></text:p>
          <text:p text:style-name="P6"><text:a xlink:type="simple" xlink:href="#__RefHeading___Toc462_667761313" text:style-name="Index_20_Link" text:visited-style-name="Index_20_Link">Description<text:tab/>5</text:a></text:p>
          <text:p text:style-name="P6"><text:a xlink:type="simple" xlink:href="#__RefHeading___Toc464_667761313" text:style-name="Index_20_Link" text:visited-style-name="Index_20_Link">Proof<text:tab/>5</text:a></text:p>
          <text:p text:style-name="P6"><text:a xlink:type="simple" xlink:href="#__RefHeading___Toc466_667761313" text:style-name="Index_20_Link" text:visited-style-name="Index_20_Link">Real Math<text:tab/>5</text:a></text:p>
        </text:index-body>
      </text:table-of-content>
      <text:p text:style-name="P7"/>
      <text:p text:style-name="P7">Hyperlinked :: Click to follow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9">Collaboration with,</text:p>
      <text:p text:style-name="P10">Jihadul Islam</text:p>
      <text:p text:style-name="P8"/>
      <text:p text:style-name="P11">This is not any sorts of analysis, or anything special, just sets of all questions altogether :)</text:p>
      <text:p text:style-name="P12"><text:span text:style-name="T1">B</text:span>y Rising Flare community</text:p>
      <text:h text:style-name="Heading_20_1" text:outline-level="1" text:is-list-header="true"><text:bookmark-start text:name="__RefHeading___Toc448_667761313"/><text:soft-page-break/>Belal <text:span text:style-name="T2">Sir</text:span><text:bookmark-end text:name="__RefHeading___Toc448_667761313"/></text:h>
      <text:h text:style-name="Heading_20_2" text:outline-level="2"><text:bookmark-start text:name="__RefHeading___Toc450_667761313"/>Definition <text:bookmark-end text:name="__RefHeading___Toc450_667761313"/></text:h>
      <text:list text:style-name="L1">
        <text:list-item>
          <text:p text:style-name="P13">Statistics</text:p>
        </text:list-item>
        <text:list-item>
          <text:p text:style-name="P14">Moments</text:p>
        </text:list-item>
        <text:list-item>
          <text:p text:style-name="P14">Skewness <text:span text:style-name="T3">*</text:span><text:span text:style-name="T4">*</text:span></text:p>
        </text:list-item>
        <text:list-item>
          <text:p text:style-name="P14">Kurtosis <text:span text:style-name="T3">*</text:span><text:span text:style-name="T4">*</text:span></text:p>
        </text:list-item>
        <text:list-item>
          <text:p text:style-name="P15">census <text:span text:style-name="T5">*</text:span></text:p>
        </text:list-item>
        <text:list-item>
          <text:p text:style-name="P15">sample survey</text:p>
        </text:list-item>
        <text:list-item>
          <text:p text:style-name="P15">pilot survey <text:span text:style-name="T5">*</text:span><text:span text:style-name="T6">*</text:span></text:p>
        </text:list-item>
        <text:list-item>
          <text:p text:style-name="P16">Frequency distribution <text:span text:style-name="T7">*</text:span></text:p>
        </text:list-item>
        <text:list-item>
          <text:p text:style-name="P17">Event </text:p>
        </text:list-item>
        <text:list-item>
          <text:p text:style-name="P17">Sample </text:p>
        </text:list-item>
        <text:list-item>
          <text:p text:style-name="P18">ogive</text:p>
        </text:list-item>
        <text:list-item>
          <text:p text:style-name="P18">histogram</text:p>
        </text:list-item>
        <text:list-item>
          <text:p text:style-name="P19">variance</text:p>
        </text:list-item>
        <text:list-item>
          <text:p text:style-name="P20">probability </text:p>
        </text:list-item>
        <text:list-item>
          <text:p text:style-name="P21">central tendancy</text:p>
        </text:list-item>
        <text:list-item>
          <text:p text:style-name="P22">primary data</text:p>
        </text:list-item>
        <text:list-item>
          <text:p text:style-name="P22">secondary data </text:p>
        </text:list-item>
        <text:list-item>
          <text:p text:style-name="P23">rank correlation </text:p>
        </text:list-item>
      </text:list>
      <text:h text:style-name="Heading_20_2" text:outline-level="2"><text:bookmark-start text:name="__RefHeading___Toc452_667761313"/>Description<text:bookmark-end text:name="__RefHeading___Toc452_667761313"/></text:h>
      <text:list text:style-name="L2">
        <text:list-item>
          <text:p text:style-name="P24">Variable vs attribute</text:p>
        </text:list-item>
        <text:list-item>
          <text:p text:style-name="P25"><text:span text:style-name="T2">Statistics, it’s functions and limitations </text:span><text:span text:style-name="T8">*</text:span></text:p>
        </text:list-item>
        <text:list-item>
          <text:p text:style-name="P26">Statistics, characteristics, <text:span text:style-name="T9">example, importance *</text:span></text:p>
        </text:list-item>
        <text:list-item>
          <text:p text:style-name="P27">Name of graphs used in frequency distribution <text:span text:style-name="T10">*</text:span></text:p>
        </text:list-item>
        <text:list-item>
          <text:p text:style-name="P28">Standard deviation property and advantage</text:p>
        </text:list-item>
        <text:list-item>
          <text:p text:style-name="P29">Uses of Coefficient of variation</text:p>
        </text:list-item>
        <text:list-item>
          <text:p text:style-name="P30">properties of correlation coefficient</text:p>
        </text:list-item>
        <text:list-item>
          <text:p text:style-name="P31"><text:soft-page-break/>Regression vs correlation <text:span text:style-name="T11">*</text:span></text:p>
        </text:list-item>
        <text:list-item>
          <text:p text:style-name="P32">Importance of measuring dispersion </text:p>
        </text:list-item>
        <text:list-item>
          <text:p text:style-name="P33">different method of data collection</text:p>
        </text:list-item>
        <text:list-item>
          <text:p text:style-name="P34">different technique of sampling</text:p>
        </text:list-item>
        <text:list-item>
          <text:p text:style-name="P35">“test of significance”? <text:span text:style-name="T12">And different uses of “t” test</text:span></text:p>
        </text:list-item>
        <text:list-item>
          <text:p text:style-name="P36">usual measures of central tendency <text:span text:style-name="T13">*</text:span></text:p>
        </text:list-item>
        <text:list-item>
          <text:p text:style-name="P37">various methods of dispersion </text:p>
        </text:list-item>
        <text:list-item>
          <text:p text:style-name="P38">various methods of <text:span text:style-name="T14">absolute measure of </text:span>dispersion <text:span text:style-name="T15">*</text:span></text:p>
        </text:list-item>
        <text:list-item>
          <text:p text:style-name="P39">population vs sample</text:p>
        </text:list-item>
      </text:list>
      <text:h text:style-name="Heading_20_2" text:outline-level="2"><text:bookmark-start text:name="__RefHeading___Toc454_667761313"/>Proof<text:bookmark-end text:name="__RefHeading___Toc454_667761313"/></text:h>
      <text:list text:style-name="L3">
        <text:list-item>
          <text:p text:style-name="P40">Relation between different types of mean <text:span text:style-name="T16">*</text:span></text:p>
        </text:list-item>
        <text:list-item>
          <text:p text:style-name="P41">correlation coefficient is the geometric mean of 2 regression coefficients <text:span text:style-name="T17">*</text:span></text:p>
        </text:list-item>
        <text:list-item>
          <text:p text:style-name="P42">Find the working formula for variance or prove <draw:frame draw:style-name="fr1" draw:name="Object1" text:anchor-type="as-char" svg:y="-0.3256in" svg:width="1.5362in" svg:height="0.4764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3">state and prove Bay’s law of probability</text:p>
        </text:list-item>
        <text:list-item>
          <text:p text:style-name="P44">mean and variance of poisson distribution</text:p>
        </text:list-item>
        <text:list-item>
          <text:p text:style-name="P45">standard deviation is independent of change of origin but not of scale </text:p>
        </text:list-item>
        <text:list-item>
          <text:p text:style-name="P46"><text:span text:style-name="T18">prove that rank correlation coefficient r = </text:span><text:span text:style-name="T18"><draw:frame draw:style-name="fr1" draw:name="Object2" text:anchor-type="as-char" svg:y="-0.2909in" svg:width="0.8457in" svg:height="0.478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h text:style-name="Heading_20_2" text:outline-level="2"><text:bookmark-start text:name="__RefHeading___Toc456_667761313"/>Pure Math<text:bookmark-end text:name="__RefHeading___Toc456_667761313"/></text:h>
      <text:list text:style-name="L4">
        <text:list-item>
          <text:p text:style-name="P47">Quartile, decile, percentile <text:span text:style-name="T19">*</text:span><text:span text:style-name="T20">*</text:span></text:p>
        </text:list-item>
        <text:list-item>
          <text:p text:style-name="P48">mean, medium, mode</text:p>
        </text:list-item>
        <text:list-item>
          <text:p text:style-name="P49">Central moment</text:p>
        </text:list-item>
        <text:list-item>
          <text:p text:style-name="P49">coefficient of skewness <text:s/><text:span text:style-name="T21">*</text:span></text:p>
        </text:list-item>
        <text:list-item>
          <text:p text:style-name="P49">kurtosis and comment on the shape and nature of the distribution <text:span text:style-name="T21">*</text:span></text:p>
        </text:list-item>
        <text:list-item>
          <text:p text:style-name="P50">least square regression <text:span text:style-name="T22">*</text:span><text:span text:style-name="T23">*</text:span></text:p>
        </text:list-item>
        <text:list-item>
          <text:p text:style-name="P51">estimate a value <text:span text:style-name="T24">(with 5) </text:span><text:span text:style-name="T25">*</text:span></text:p>
        </text:list-item>
        <text:list-item>
          <text:p text:style-name="P52">Histogram and locating mode <text:span text:style-name="T26">*</text:span><text:span text:style-name="T27">*</text:span></text:p>
        </text:list-item>
        <text:list-item>
          <text:p text:style-name="P52">Frequency polygon <text:span text:style-name="T28">and curve </text:span><text:span text:style-name="T29">*</text:span></text:p>
        </text:list-item>
        <text:list-item>
          <text:p text:style-name="P53"><text:soft-page-break/>Cumulative Frequency Curve or ogive</text:p>
        </text:list-item>
        <text:list-item>
          <text:p text:style-name="P54">standard deviation <text:span text:style-name="T30">*</text:span><text:span text:style-name="T31">*</text:span></text:p>
        </text:list-item>
        <text:list-item>
          <text:p text:style-name="P54">coefficient of variation <text:span text:style-name="T32">*</text:span></text:p>
        </text:list-item>
        <text:list-item>
          <text:p text:style-name="P55">Arithmetic mean (simple)</text:p>
        </text:list-item>
        <text:list-item>
          <text:p text:style-name="P56">the mean of binomial distribution is 40 and standard deviation 6, calculate n, p and q</text:p>
        </text:list-item>
        <text:list-item>
          <text:p text:style-name="P57">Frequency table (easy)</text:p>
        </text:list-item>
        <text:list-item>
          <text:p text:style-name="P58">regression line draw (Y on X)</text:p>
        </text:list-item>
        <text:list-item>
          <text:p text:style-name="P59">probability of card game</text:p>
        </text:list-item>
      </text:list>
      <text:p text:style-name="P60"/>
      <text:p text:style-name="P60"/>
      <text:h text:style-name="P61" text:outline-level="1"><text:bookmark-start text:name="__RefHeading___Toc458_667761313"/>Masud Sir<text:bookmark-end text:name="__RefHeading___Toc458_667761313"/></text:h>
      <text:h text:style-name="Heading_20_2" text:outline-level="2"><text:bookmark-start text:name="__RefHeading___Toc460_667761313"/>Definition<text:bookmark-end text:name="__RefHeading___Toc460_667761313"/></text:h>
      <text:list text:style-name="L5">
        <text:list-item>
          <text:p text:style-name="P62">Differential Equation</text:p>
        </text:list-item>
        <text:list-item>
          <text:p text:style-name="P63">Ordinary differential equation <text:span text:style-name="T33">*</text:span><text:span text:style-name="T34">*</text:span></text:p>
        </text:list-item>
        <text:list-item>
          <text:p text:style-name="P64">Integrating factor <text:span text:style-name="T35">*</text:span><text:span text:style-name="T36">*</text:span></text:p>
        </text:list-item>
        <text:list-item>
          <text:p text:style-name="P65">Clairaut’s Equation <text:s/></text:p>
        </text:list-item>
        <text:list-item>
          <text:p text:style-name="P66">Linear differential equation <text:span text:style-name="T37">*</text:span></text:p>
        </text:list-item>
        <text:list-item>
          <text:p text:style-name="P66">Homogeneous differential equation <text:span text:style-name="T38">(with example)</text:span> <text:span text:style-name="T33">*</text:span></text:p>
        </text:list-item>
        <text:list-item>
          <text:p text:style-name="P67">Partial differential equation</text:p>
        </text:list-item>
        <text:list-item>
          <text:p text:style-name="P68">auxiliary equation of a <text:s/>differential equation</text:p>
        </text:list-item>
      </text:list>
      <text:h text:style-name="Heading_20_2" text:outline-level="2"><text:bookmark-start text:name="__RefHeading___Toc462_667761313"/>Description<text:bookmark-end text:name="__RefHeading___Toc462_667761313"/></text:h>
      <text:list text:style-name="L6">
        <text:list-item>
          <text:p text:style-name="P69">Order and degree of differential equation <text:span text:style-name="T39">*</text:span></text:p>
        </text:list-item>
        <text:list-item>
          <text:p text:style-name="P70"><text:span text:style-name="T40">S</text:span>olution of differential equation</text:p>
        </text:list-item>
        <text:list-item>
          <text:p text:style-name="P71">State the necessary condition for a differential equation Mdx + Ndy = 0 to be exact <text:span text:style-name="T39">*</text:span><text:span text:style-name="T41">**</text:span><text:span text:style-name="T42">*</text:span></text:p>
        </text:list-item>
        <text:list-item>
          <text:p text:style-name="P72">Some application of differential equation</text:p>
        </text:list-item>
        <text:list-item>
          <text:p text:style-name="P73">form of linear differential equation and Barnoulli’s equation</text:p>
        </text:list-item>
      </text:list>
      <text:h text:style-name="Heading_20_2" text:outline-level="2"><text:bookmark-start text:name="__RefHeading___Toc464_667761313"/>Proof<text:bookmark-end text:name="__RefHeading___Toc464_667761313"/></text:h>
      <text:list text:style-name="L7">
        <text:list-item>
          <text:p text:style-name="P74">Linear differential equation <draw:frame draw:style-name="fr2" draw:name="Object3" text:anchor-type="as-char" svg:y="-0.2445in" svg:width="0.7819in" svg:height="0.3953in" draw:z-index="2"><draw:object xlink:href="./Object 3" xlink:type="simple" xlink:show="embed" xlink:actuate="onLoad"/><draw:image xlink:href="./ObjectReplacements/Object 3" xlink:type="simple" xlink:show="embed" xlink:actuate="onLoad"/></draw:frame>, where P and Q are the function of x or constant. <text:span text:style-name="T43">*</text:span></text:p>
        </text:list-item>
      </text:list>
      <text:h text:style-name="Heading_20_2" text:outline-level="2"><text:bookmark-start text:name="__RefHeading___Toc466_667761313"/>Real Math<text:bookmark-end text:name="__RefHeading___Toc466_667761313"/></text:h>
      <text:p text:style-name="P75">Check questions from Rising Flar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0:36:10.326521003</meta:creation-date>
    <dc:date>2024-09-19T16:35:07.839644780</dc:date>
    <meta:editing-duration>PT5H47M11S</meta:editing-duration>
    <meta:editing-cycles>108</meta:editing-cycles>
    <meta:generator>LibreOffice/24.8.1.2$Linux_X86_64 LibreOffice_project/480$Build-2</meta:generator>
    <meta:print-date>2024-09-19T16:35:24.468591875</meta:print-date>
    <meta:printed-by>PDF files</meta:printed-by>
    <meta:document-statistic meta:table-count="0" meta:image-count="0" meta:object-count="3" meta:page-count="5" meta:paragraph-count="101" meta:word-count="498" meta:character-count="2916" meta:non-whitespace-character-count="2575"/>
  </office:meta>
</office:document-meta>
</file>

<file path=Object 1/content.xml><?xml version="1.0" encoding="utf-8"?>
<math xmlns="http://www.w3.org/1998/Math/MathML" display="block">
  <semantics>
    <mrow>
      <mrow>
        <mi>σ</mi>
        <mo stretchy="false">=</mo>
        <mfrac>
          <mn>1</mn>
          <mi>n</mi>
        </mfrac>
      </mrow>
      <mrow>
        <mo fence="true" form="prefix" stretchy="false">{</mo>
        <mrow>
          <mrow>
            <mrow>
              <mo stretchy="false">∑</mo>
              <msup>
                <mi>x</mi>
                <mn>2</mn>
              </msup>
            </mrow>
            <mo stretchy="false">−</mo>
            <mfrac>
              <msup>
                <mrow>
                  <mo fence="true" form="prefix" stretchy="false">(</mo>
                  <mrow>
                    <mrow>
                      <mo stretchy="false">∑</mo>
                      <mi>x</mi>
                    </mrow>
                  </mrow>
                  <mo fence="true" form="postfix" stretchy="false">)</mo>
                </mrow>
                <mn>2</mn>
              </msup>
              <mi>n</mi>
            </mfrac>
          </mrow>
        </mrow>
        <mo fence="true" form="postfix" stretchy="false">}</mo>
      </mrow>
    </mrow>
    <annotation encoding="StarMath 5.0">%sigma = { 1 over n } { lbrace sum x^2 - { (sum {x})^2  over n }  rbrace  } </annotation>
  </semantics>
</math>
</file>

<file path=Object 2/content.xml><?xml version="1.0" encoding="utf-8"?>
<math xmlns="http://www.w3.org/1998/Math/MathML" display="block">
  <semantics>
    <mrow>
      <mn>1</mn>
      <mo stretchy="false">−</mo>
      <mfrac>
        <mrow>
          <mn>6</mn>
          <mrow>
            <mo stretchy="false">∑</mo>
            <msup>
              <mi>d</mi>
              <mn>2</mn>
            </msup>
          </mrow>
        </mrow>
        <mrow>
          <mi>n</mi>
          <mrow>
            <mo fence="true" form="prefix" stretchy="false">(</mo>
            <mrow>
              <mrow>
                <msup>
                  <mi>n</mi>
                  <mn>2</mn>
                </msup>
                <mo stretchy="false">−</mo>
                <mn>1</mn>
              </mrow>
            </mrow>
            <mo fence="true" form="postfix" stretchy="false">)</mo>
          </mrow>
        </mrow>
      </mfrac>
    </mrow>
    <annotation encoding="StarMath 5.0">1 - { {6 sum d^2 } over {n (n^2 - 1)} }</annotation>
  </semantics>
</math>
</file>

<file path=Object 3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+</mo>
        <mi mathvariant="italic">Py</mi>
      </mrow>
      <mo stretchy="false">=</mo>
      <mi>Q</mi>
    </mrow>
    <annotation encoding="StarMath 5.0">dy over dx + Py = Q</annotation>
  </semantics>
</math>
</file>